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82.88mm" svg:height="145.55mm" svg:x="167.11mm" svg:y="13.29mm">
            <draw:object draw:notify-on-update-of-ranges="Feuille1.D6:Feuille1.D28 Feuille1.F5:Feuille1.F5 Feuille1.F6:Feuille1.F28 Feuille1.D6:Feuille1.D28 Feuille1.E5:Feuille1.E5 Feuille1.E6:Feuille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ux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ISO</text:p>
          </table:table-cell>
          <table:table-cell table:style-name="ce2" office:value-type="float" office:value="800" calcext:value-type="float">
            <text:p>800</text:p>
          </table:table-cell>
          <table:table-cell table:style-name="ce1" office:value-type="string" calcext:value-type="string">
            <text:p>K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float" office:value="7.5" calcext:value-type="float">
            <text:p>7,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 stop</text:p>
          </table:table-cell>
          <table:table-cell office:value-type="string" calcext:value-type="string">
            <text:p>dslr speed</text:p>
          </table:table-cell>
          <table:table-cell office:value-type="string" calcext:value-type="string">
            <text:p>formula spe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table:formula="of:=1/125" office:value-type="float" office:value="0.008" calcext:value-type="float">
            <text:p>0,008</text:p>
          </table:table-cell>
          <table:table-cell table:formula="of:=(POWER([.D6];2)*[.F1])/([.B1]*[.D1])" office:value-type="float" office:value="0.0081" calcext:value-type="float">
            <text:p>0,00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1/100" office:value-type="float" office:value="0.01" calcext:value-type="float">
            <text:p>0,01</text:p>
          </table:table-cell>
          <table:table-cell table:formula="of:=(POWER([.D7];2)*[.F1])/([.B1]*[.D1])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" calcext:value-type="float">
            <text:p>2,2</text:p>
          </table:table-cell>
          <table:table-cell table:formula="of:=1/80" office:value-type="float" office:value="0.0125" calcext:value-type="float">
            <text:p>0,0125</text:p>
          </table:table-cell>
          <table:table-cell table:formula="of:=(POWER([.D8];2)*[.F1])/([.B1]*[.D1])" office:value-type="float" office:value="0.0121" calcext:value-type="float">
            <text:p>0,0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table:formula="of:=(POWER([.D9];2)*[.F1])/([.B1]*[.D1])" office:value-type="float" office:value="0.015625" calcext:value-type="float">
            <text:p>0,015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8" calcext:value-type="float">
            <text:p>2,8</text:p>
          </table:table-cell>
          <table:table-cell table:formula="of:=1/50" office:value-type="float" office:value="0.02" calcext:value-type="float">
            <text:p>0,02</text:p>
          </table:table-cell>
          <table:table-cell table:formula="of:=(POWER([.D10];2)*[.F1])/([.B1]*[.D1])" office:value-type="float" office:value="0.0196" calcext:value-type="float">
            <text:p>0,0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2" calcext:value-type="float">
            <text:p>3,2</text:p>
          </table:table-cell>
          <table:table-cell table:formula="of:=1/40" office:value-type="float" office:value="0.025" calcext:value-type="float">
            <text:p>0,025</text:p>
          </table:table-cell>
          <table:table-cell table:formula="of:=(POWER([.D11];2)*[.F1])/([.B1]*[.D1])" office:value-type="float" office:value="0.0256" calcext:value-type="float">
            <text:p>0,02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table:formula="of:=1/30" office:value-type="float" office:value="0.0333333333333333" calcext:value-type="float">
            <text:p>0,033333333333333</text:p>
          </table:table-cell>
          <table:table-cell table:formula="of:=(POWER([.D12];2)*[.F1])/([.B1]*[.D1])" office:value-type="float" office:value="0.030625" calcext:value-type="float">
            <text:p>0,030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1/25" office:value-type="float" office:value="0.04" calcext:value-type="float">
            <text:p>0,04</text:p>
          </table:table-cell>
          <table:table-cell table:formula="of:=(POWER([.D13];2)*[.F1])/([.B1]*[.D1])"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table:formula="of:=1/20" office:value-type="float" office:value="0.05" calcext:value-type="float">
            <text:p>0,05</text:p>
          </table:table-cell>
          <table:table-cell table:formula="of:=(POWER([.D14];2)*[.F1])/([.B1]*[.D1])" office:value-type="float" office:value="0.050625" calcext:value-type="float">
            <text:p>0,050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1/15" office:value-type="float" office:value="0.0666666666666667" calcext:value-type="float">
            <text:p>0,066666666666667</text:p>
          </table:table-cell>
          <table:table-cell table:formula="of:=(POWER([.D15];2)*[.F1])/([.B1]*[.D1])" office:value-type="float" office:value="0.0625" calcext:value-type="float">
            <text:p>0,0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" calcext:value-type="float">
            <text:p>5,6</text:p>
          </table:table-cell>
          <table:table-cell table:formula="of:=1/13" office:value-type="float" office:value="0.0769230769230769" calcext:value-type="float">
            <text:p>0,076923076923077</text:p>
          </table:table-cell>
          <table:table-cell table:formula="of:=(POWER([.D16];2)*[.F1])/([.B1]*[.D1])" office:value-type="float" office:value="0.0784" calcext:value-type="float">
            <text:p>0,07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" calcext:value-type="float">
            <text:p>6,3</text:p>
          </table:table-cell>
          <table:table-cell table:formula="of:=1/10" office:value-type="float" office:value="0.1" calcext:value-type="float">
            <text:p>0,1</text:p>
          </table:table-cell>
          <table:table-cell table:formula="of:=(POWER([.D17];2)*[.F1])/([.B1]*[.D1])" office:value-type="float" office:value="0.099225" calcext:value-type="float">
            <text:p>0,0992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1/8" office:value-type="float" office:value="0.125" calcext:value-type="float">
            <text:p>0,125</text:p>
          </table:table-cell>
          <table:table-cell table:formula="of:=(POWER([.D18];2)*[.F1])/([.B1]*[.D1])" office:value-type="float" office:value="0.1225" calcext:value-type="float">
            <text:p>0,12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(POWER([.D19];2)*[.F1])/([.B1]*[.D1])" office:value-type="float" office:value="0.16" calcext:value-type="float">
            <text:p>0,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1/5" office:value-type="float" office:value="0.2" calcext:value-type="float">
            <text:p>0,2</text:p>
          </table:table-cell>
          <table:table-cell table:formula="of:=(POWER([.D20];2)*[.F1])/([.B1]*[.D1])" office:value-type="float" office:value="0.2025" calcext:value-type="float">
            <text:p>0,2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1/4" office:value-type="float" office:value="0.25" calcext:value-type="float">
            <text:p>0,25</text:p>
          </table:table-cell>
          <table:table-cell table:formula="of:=(POWER([.D21];2)*[.F1])/([.B1]*[.D1])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table:formula="of:=(POWER([.D22];2)*[.F1])/([.B1]*[.D1])" office:value-type="float" office:value="0.3025" calcext:value-type="float">
            <text:p>0,3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table:formula="of:=(POWER([.D23];2)*[.F1])/([.B1]*[.D1])" office:value-type="float" office:value="0.4225" calcext:value-type="float">
            <text:p>0,42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formula="of:=(POWER([.D24];2)*[.F1])/([.B1]*[.D1])" office:value-type="float" office:value="0.49" calcext:value-type="float">
            <text:p>0,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table:formula="of:=(POWER([.D25];2)*[.F1])/([.B1]*[.D1])" office:value-type="float" office:value="0.64" calcext:value-type="float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table:formula="of:=(POWER([.D26];2)*[.F1])/([.B1]*[.D1])" office:value-type="float" office:value="0.81" calcext:value-type="float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POWER([.D27];2)*[.F1])/([.B1]*[.D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table:formula="of:=(POWER([.D28];2)*[.F1])/([.B1]*[.D1])" office:value-type="float" office:value="1.21" calcext:value-type="float">
            <text:p>1,21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Reflective exposure K-value calculation 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lr speed have been shot with a Canon 550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 a 50mm fixed le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ual mode, ISO 800, both on DSLR and me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 stop fixed and picture took with grey card 18 % on full fr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zoom, and histogram for R, G, B on the better possible midd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n used the lux meter, on same spot of the DSLR, noted the lu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 tried to match the best possible the DSLR curv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8:43:20.770810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7:07:38.113056016</meta:creation-date>
    <dc:date>2019-01-16T18:44:56.767062496</dc:date>
    <meta:editing-duration>PT37M13S</meta:editing-duration>
    <meta:editing-cycles>44</meta:editing-cycles>
    <meta:generator>LibreOffice/6.0.7.3$Linux_X86_64 LibreOffice_project/00m0$Build-3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01" chart:maximum="1.5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89cm" svg:height="14.556cm" xlink:href=".." xlink:type="simple" chart:class="chart:scatter" chart:column-mapping="2 1" chart:style-name="ch1">
        <chart:legend chart:legend-position="end" svg:x="24.586cm" svg:y="6.712cm" style:legend-expansion="high" chart:style-name="ch2"/>
        <chart:plot-area chart:style-name="ch3" table:cell-range-address="Feuille1.D6:Feuille1.E28 Feuille1.F5:Feuille1.F28 Feuille1.E5:Feuille1.E5" chart:data-source-has-labels="row" svg:x="1.569cm" svg:y="0.291cm" svg:width="22.452cm" svg:height="13cm">
          <chartooo:coordinate-region svg:x="2.753cm" svg:y="0.291cm" svg:width="21.06cm" svg:height="12.335cm"/>
          <chart:axis chart:dimension="x" chart:name="primary-x" chart:style-name="ch4">
            <chart:title svg:x="12.362cm" svg:y="13.583cm" chart:style-name="ch5">
              <text:p>f stop</text:p>
            </chart:title>
          </chart:axis>
          <chart:axis chart:dimension="y" chart:name="primary-y" chart:style-name="ch6">
            <chart:title svg:x="0.451cm" svg:y="8.028cm" chart:style-name="ch7">
              <text:p>speed (seconds)</text:p>
            </chart:title>
            <chart:grid chart:style-name="ch8" chart:class="major"/>
          </chart:axis>
          <chart:series chart:style-name="ch9" chart:values-cell-range-address="Feuille1.F6:Feuille1.F28" chart:label-cell-address="Feuille1.F5:Feuille1.F5" chart:class="chart:scatter">
            <chart:domain table:cell-range-address="Feuille1.D6:Feuille1.D28"/>
            <chart:data-point chart:repeated="23"/>
          </chart:series>
          <chart:series chart:style-name="ch10" chart:values-cell-range-address="Feuille1.E6:Feuille1.E28" chart:label-cell-address="Feuille1.E5:Feuille1.E5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formula speed</text:p>
                <draw:g>
                  <svg:desc>Feuille1.F5:Feuille1.F5</svg:desc>
                </draw:g>
              </table:table-cell>
              <table:table-cell office:value-type="string">
                <text:p>dslr speed</text:p>
                <draw:g>
                  <svg:desc>Feuille1.E5:Feuille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">
                <text:p>1.8</text:p>
                <draw:g>
                  <svg:desc>Feuille1.D6:Feuille1.D28</svg:desc>
                </draw:g>
              </table:table-cell>
              <table:table-cell office:value-type="float" office:value="0.0081">
                <text:p>0.0081</text:p>
                <draw:g>
                  <svg:desc>Feuille1.F6:Feuille1.F28</svg:desc>
                </draw:g>
              </table:table-cell>
              <table:table-cell office:value-type="float" office:value="0.008">
                <text:p>0.008</text:p>
                <draw:g>
                  <svg:desc>Feuille1.E6:Feuille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0121">
                <text:p>0.012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15625">
                <text:p>0.01562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0.0196">
                <text:p>0.019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0.0256">
                <text:p>0.025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30625">
                <text:p>0.03062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050625">
                <text:p>0.0506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625">
                <text:p>0.06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0.0784">
                <text:p>0.0784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0.099225">
                <text:p>0.0992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225">
                <text:p>0.12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2025">
                <text:p>0.20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3025">
                <text:p>0.30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.4225">
                <text:p>0.42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81">
                <text:p>0.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21">
                <text:p>1.21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